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5-11-03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5-09-23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5-08-2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5-06-25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5-05-21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5-04-21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5-03-21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5-02-26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5-01-2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5-01-04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4-11-25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4-10-31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4-09-24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4-08-21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4-07-23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4-06-24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4-05-2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4-05-03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4-04-22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4-03-2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4-02-2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4-01-2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3-12-14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3-11-15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3-10-20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3-09-26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3-08-28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3-07-24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3-06-27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3-05-23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3-04-2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3-03-2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3-02-21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3-01-2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2-12-1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2-11-18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2-10-26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2-09-26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2-08-17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2-07-25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2-06-22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2-04-26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2-03-2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2-02-23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2-01-24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1-12-15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1-11-22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1-10-28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1-09-20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1-08-19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1-07-28 2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1-06-22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1-05-19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1-04-28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1-03-22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1-02-24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1-01-27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0-12-16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0-11-20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0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0-09-23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0-08-24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0-07-29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0-06-23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0-05-27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0-04-29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0-03-24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0-02-2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20-01-2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9-12-18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9-11-2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9-10-28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9-09-24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9-08-27 2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9-07-23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9-06-26 2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9-05-30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9-04-29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9-03-30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9-02-27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9-01-31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8-12-2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8-11-29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8-10-31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8-09-30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8-08-24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8-07-27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8-06-27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8-05-31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8-04-30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8-03-29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8-02-27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8-01-26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7-12-22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7-11-29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7-10-27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7-09-29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7-08-25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7-07-2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7-06-29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7-05-31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7-04-24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7-03-30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7-02-27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7-01-30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6-12-28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6-11-23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6-10-2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6-09-2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6-08-29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6-07-27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6-06-29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6-05-2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6-04-27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6-03-25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6-02-24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6-01-27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5-12-22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5-11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5-10-28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5-09-29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5-08-28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5-07-24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5-06-26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5-05-29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5-04-24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5-03-25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5-02-2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5-02-01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4-12-31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4-12-0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4-10-27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4-10-0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4-08-25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4-07-23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4-06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4-05-28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4-04-24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4-03-31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4-02-27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4-01-30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3-12-23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3-11-26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3-10-25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3-09-26 0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3-08-22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3-07-23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3-06-25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3-05-28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3-04-24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3-03-26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3-02-2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3-01-29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2-12-20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2-11-26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2-10-24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2-09-26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2-08-27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2-07-25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2-06-28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2-05-29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2-03-29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2-02-29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2-01-24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1-12-27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1-11-2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1-11-0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1-09-2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1-08-26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1-07-27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1-06-30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1-05-27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1-04-2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1-03-2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1-02-2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1-01-28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0-12-29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0-11-24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0-10-28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0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0-08-25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0-07-2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0-06-29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0-05-2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0-04-28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0-03-24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0-02-24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10-01-27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9-12-31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9-11-23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9-10-28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9-09-29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9-08-26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9-07-31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9-07-06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9-05-29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9-04-29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9-03-31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9-02-26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9-01-27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8-12-30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8-12-0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8-10-07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8-08-2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8-07-29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8-06-26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8-05-29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7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6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6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6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6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5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5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4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4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3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3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3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2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0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0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200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9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8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8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8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7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7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7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6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6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5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5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5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5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4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4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3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3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2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1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1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1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1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1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90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9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9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9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8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8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7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7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7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6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5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5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5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4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4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4-07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4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4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4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4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3-07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3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3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3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2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2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8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7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75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75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75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74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74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7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74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7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7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74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7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7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7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7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45070104401</text:p>
          </table:table-cell>
          <table:table-cell office:value-type="string" calcext:value-type="string">
            <text:p>MA-NBW <text:s text:c="2"/>46 NANTUCKET, MA</text:p>
          </table:table-cell>
          <table:table-cell office:value-type="string" calcext:value-type="string">
            <text:p>197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02" meta:object-count="0"/>
    <meta:user-defined meta:name="AppVersion">3.0</meta:user-defined>
  </office:meta>
</office:document-meta>
</file>